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ans" officeooo:rsid="004ded4c" officeooo:paragraph-rsid="004ded4c"/>
    </style:style>
    <style:style style:name="P8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9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0" style:family="paragraph" style:parent-style-name="Text_20_body">
      <style:text-properties style:font-name="Liberation Serif" officeooo:rsid="003e9c06" officeooo:paragraph-rsid="004ded4c"/>
    </style:style>
    <style:style style:name="P11" style:family="paragraph" style:parent-style-name="Text_20_body" style:list-style-name="L1">
      <style:text-properties style:font-name="Liberation Serif" officeooo:rsid="004f8347" officeooo:paragraph-rsid="004f8347"/>
    </style:style>
    <style:style style:name="P12" style:family="paragraph" style:parent-style-name="Text_20_body" style:list-style-name="L1">
      <style:text-properties style:font-name="Liberation Serif" officeooo:rsid="004102b2" officeooo:paragraph-rsid="004ded4c"/>
    </style:style>
    <style:style style:name="P13" style:family="paragraph" style:parent-style-name="Text_20_body" style:list-style-name="L2">
      <style:text-properties officeooo:rsid="004cb5a0" officeooo:paragraph-rsid="004ded4c"/>
    </style:style>
    <style:style style:name="P14" style:family="paragraph" style:parent-style-name="Text_20_body" style:list-style-name="L2">
      <style:text-properties officeooo:rsid="005e7628" officeooo:paragraph-rsid="005e7628"/>
    </style:style>
    <style:style style:name="P15" style:family="paragraph" style:parent-style-name="Heading_20_1">
      <style:text-properties style:font-name="Liberation Sans" officeooo:rsid="003b1533" officeooo:paragraph-rsid="003b1533"/>
    </style:style>
    <style:style style:name="P16" style:family="paragraph" style:parent-style-name="Heading_20_1">
      <style:text-properties style:font-name="Liberation Serif" officeooo:rsid="004cb5a0" officeooo:paragraph-rsid="004ded4c"/>
    </style:style>
    <style:style style:name="P17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style:style style:name="T12" style:family="text">
      <style:text-properties fo:color="#000000" style:font-name="lucidatypewriter" fo:font-size="10pt" officeooo:rsid="004cb5a0" style:font-size-asian="10pt"/>
    </style:style>
    <style:style style:name="T13" style:family="text">
      <style:text-properties fo:color="#000000" style:font-name="lucidatypewriter" fo:font-size="10pt" officeooo:rsid="00580bd2" style:font-size-asian="10pt"/>
    </style:style>
    <style:style style:name="T14" style:family="text">
      <style:text-properties fo:color="#000000" style:font-name="lucidatypewriter" fo:font-size="10pt" officeooo:rsid="00593a11" style:font-size-asian="10pt"/>
    </style:style>
    <style:style style:name="T15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style:style style:name="T16" style:family="text">
      <style:text-properties officeooo:rsid="005e7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<text:span text:style-name="T16">broken</text:span>_<text:span text:style-name="T6">index</text:span></text:p>
      <text:p text:style-name="P2"><text:date style:data-style-name="N37" text:date-value="2016-11-02T12:21:40.377489533">02/11/16</text:date> </text:p>
      <text:h text:style-name="P15" text:outline-level="1">Summary</text:h>
      <text:p text:style-name="P7">Indexes <text:span text:style-name="T16">odimh5</text:span> in the s3 bucket odimh5_archive <text:span text:style-name="T16">which have been converted using the legacy utility (which permits some corruption)</text:span>. <text:span text:style-name="T16">These files have also been flagged under the attribute /what/legacy = 1</text:span></text:p>
      <text:h text:style-name="P16" text:outline-level="1">Database Structure</text:h>
      <text:p text:style-name="P4"><text:span text:style-name="T8">Table name</text:span>: <text:tab/><text:tab/><text:span text:style-name="T8">wxradar_broken_index</text:span></text:p>
      <text:p text:style-name="P5"><text:span text:style-name="T8">Partition Key</text:span>: <text:tab/><text:tab/><text:bookmark-start text:name="__DdeLink__131_1786754465"/>radar_id<text:bookmark-end text:name="__DdeLink__131_1786754465"/> <text:span text:style-name="T8">(number)</text:span></text:p>
      <text:p text:style-name="P6"><text:span text:style-name="T8">Sort Key</text:span>:<text:tab/><text:tab/><text:bookmark-start text:name="__DdeLink__110_1004167343"/><text:bookmark-start text:name="__DdeLink__133_1786754465"/><text:span text:style-name="T8">start_timestamp</text:span><text:bookmark-end text:name="__DdeLink__110_1004167343"/><text:bookmark-end text:name="__DdeLink__133_1786754465"/><text:span text:style-name="T8"> (string) (seconds==00)</text:span></text:p>
      <text:p text:style-name="P4"><text:span text:style-name="T9">Attributes: </text:span></text:p>
      <text:list xml:id="list5192391231940249567" text:style-name="L1">
        <text:list-item>
          <text:list>
            <text:list-item>
              <text:p text:style-name="P11">h5_ffn (string)<text:span text:style-name="T4"> </text:span></text:p>
            </text:list-item>
          </text:list>
        </text:list-item>
      </text:list>
      <text:h text:style-name="P17" text:outline-level="1">Usage</text:h>
      <text:list xml:id="list370663723363278062" text:style-name="L2">
        <text:list-item>
          <text:p text:style-name="P14">Keeps track of entries which may have corruption for later removal once the current utility has been adapted for process them better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02T12:21:40.237812815</dc:date>
    <meta:editing-duration>PT12H59M17S</meta:editing-duration>
    <meta:editing-cycles>50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3" meta:word-count="81" meta:character-count="549" meta:non-whitespace-character-count="478"/>
  </office:meta>
</office:document-meta>
</file>